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efa3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19" style:family="paragraph" style:parent-style-name="Preformatted_20_Text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cm" loext:contextual-spacing="false" fo:line-height="150%" fo:text-align="center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master-page-name="">
      <loext:graphic-properties draw:fill="none"/>
      <style:paragraph-properties fo:margin-top="0cm" fo:margin-bottom="0cm" loext:contextual-spacing="true" fo:line-height="150%" fo:text-align="justify" style:justify-single-word="false" style:page-number="auto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27" style:family="paragraph" style:parent-style-name="Heading_20_1" style:list-style-name="">
      <style:paragraph-properties fo:line-height="150%" fo:text-align="start" style:justify-single-word="false">
        <style:tab-stops/>
      </style:paragraph-properties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8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29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317a4c1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P31" style:family="paragraph" style:parent-style-name="Heading_20_1">
      <style:paragraph-properties fo:line-height="150%" fo:break-before="page"/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307dad9" style:font-style-asian="normal" style:font-style-complex="normal"/>
    </style:style>
    <style:style style:name="T4" style:family="text">
      <style:text-properties fo:font-style="normal" officeooo:rsid="0308df0c" style:font-style-asian="normal" style:font-style-complex="normal"/>
    </style:style>
    <style:style style:name="T5" style:family="text">
      <style:text-properties fo:font-style="normal" officeooo:rsid="03092a47" style:font-style-asian="normal" style:font-style-complex="normal"/>
    </style:style>
    <style:style style:name="T6" style:family="text">
      <style:text-properties fo:font-style="normal" officeooo:rsid="030af44e" style:font-style-asian="normal" style:font-style-complex="normal"/>
    </style:style>
    <style:style style:name="T7" style:family="text">
      <style:text-properties fo:font-style="normal" officeooo:rsid="030c397b" style:font-style-asian="normal" style:font-style-complex="normal"/>
    </style:style>
    <style:style style:name="T8" style:family="text">
      <style:text-properties fo:font-style="normal" officeooo:rsid="030d2b6c" style:font-style-asian="normal" style:font-style-complex="normal"/>
    </style:style>
    <style:style style:name="T9" style:family="text">
      <style:text-properties fo:font-style="normal" officeooo:rsid="030ec2b5" style:font-style-asian="normal" style:font-style-complex="normal"/>
    </style:style>
    <style:style style:name="T10" style:family="text">
      <style:text-properties fo:font-style="normal" officeooo:rsid="03105359" style:font-style-asian="normal" style:font-style-complex="normal"/>
    </style:style>
    <style:style style:name="T11" style:family="text">
      <style:text-properties fo:font-style="normal" officeooo:rsid="031aa81d" style:font-style-asian="normal" style:font-style-complex="normal"/>
    </style:style>
    <style:style style:name="T12" style:family="text">
      <style:text-properties fo:font-style="normal" officeooo:rsid="031b2e6f" style:font-style-asian="normal" style:font-style-complex="normal"/>
    </style:style>
    <style:style style:name="T13" style:family="text">
      <style:text-properties fo:font-style="normal" officeooo:rsid="031c1862" style:font-style-asian="normal" style:font-style-complex="normal"/>
    </style:style>
    <style:style style:name="T14" style:family="text">
      <style:text-properties fo:font-style="normal" officeooo:rsid="031db66c" style:font-style-asian="normal" style:font-style-complex="normal"/>
    </style:style>
    <style:style style:name="T15" style:family="text">
      <style:text-properties fo:font-style="normal" officeooo:rsid="031e84fc" style:font-style-asian="normal" style:font-style-complex="normal"/>
    </style:style>
    <style:style style:name="T16" style:family="text">
      <style:text-properties fo:font-style="normal" officeooo:rsid="031fc872" style:font-style-asian="normal" style:font-style-complex="normal"/>
    </style:style>
    <style:style style:name="T17" style:family="text">
      <style:text-properties fo:font-style="normal" officeooo:rsid="0321baaf" style:font-style-asian="normal" style:font-style-complex="normal"/>
    </style:style>
    <style:style style:name="T18" style:family="text">
      <style:text-properties fo:font-weight="normal" officeooo:rsid="00200229" style:font-weight-asian="normal" style:font-weight-complex="normal"/>
    </style:style>
    <style:style style:name="T19" style:family="text">
      <style:text-properties fo:font-weight="normal" officeooo:rsid="00dc0706" style:font-weight-asian="normal" style:font-weight-complex="normal"/>
    </style:style>
    <style:style style:name="T20" style:family="text">
      <style:text-properties fo:font-weight="normal" officeooo:rsid="035655a4" style:font-weight-asian="normal" style:font-weight-complex="normal"/>
    </style:style>
    <style:style style:name="T21" style:family="text">
      <style:text-properties fo:font-weight="normal" officeooo:rsid="03572b2a" style:font-weight-asian="normal" style:font-weight-complex="normal"/>
    </style:style>
    <style:style style:name="T22" style:family="text">
      <style:text-properties fo:font-weight="normal" officeooo:rsid="03577be8" style:font-weight-asian="normal" style:font-weight-complex="normal"/>
    </style:style>
    <style:style style:name="T23" style:family="text">
      <style:text-properties fo:font-weight="normal" officeooo:rsid="0359decc" style:font-weight-asian="normal" style:font-weight-complex="normal"/>
    </style:style>
    <style:style style:name="T24" style:family="text">
      <style:text-properties fo:font-weight="normal" officeooo:rsid="035a3fbf" style:font-weight-asian="normal" style:font-weight-complex="normal"/>
    </style:style>
    <style:style style:name="T25" style:family="text">
      <style:text-properties fo:font-weight="normal" officeooo:rsid="035b9b5b" style:font-weight-asian="normal" style:font-weight-complex="normal"/>
    </style:style>
    <style:style style:name="T26" style:family="text">
      <style:text-properties fo:font-weight="normal" officeooo:rsid="035d11c1" style:font-weight-asian="normal" style:font-weight-complex="normal"/>
    </style:style>
    <style:style style:name="T27" style:family="text">
      <style:text-properties fo:font-weight="normal" officeooo:rsid="035d1fe7" style:font-weight-asian="normal" style:font-weight-complex="normal"/>
    </style:style>
    <style:style style:name="T28" style:family="text">
      <style:text-properties fo:font-weight="normal" officeooo:rsid="035ec3cf" style:font-weight-asian="normal" style:font-weight-complex="normal"/>
    </style:style>
    <style:style style:name="T29" style:family="text">
      <style:text-properties fo:font-weight="normal" officeooo:rsid="035f8bac" style:font-weight-asian="normal" style:font-weight-complex="normal"/>
    </style:style>
    <style:style style:name="T30" style:family="text">
      <style:text-properties fo:font-weight="normal" officeooo:rsid="035fdd39" style:font-weight-asian="normal" style:font-weight-complex="normal"/>
    </style:style>
    <style:style style:name="T31" style:family="text">
      <style:text-properties fo:font-weight="normal" officeooo:rsid="03632208" style:font-weight-asian="normal" style:font-weight-complex="normal"/>
    </style:style>
    <style:style style:name="T32" style:family="text">
      <style:text-properties fo:font-weight="normal" officeooo:rsid="0365a5b6" style:font-weight-asian="normal" style:font-weight-complex="normal"/>
    </style:style>
    <style:style style:name="T33" style:family="text">
      <style:text-properties fo:font-weight="normal" officeooo:rsid="03662323" style:font-weight-asian="normal" style:font-weight-complex="normal"/>
    </style:style>
    <style:style style:name="T34" style:family="text">
      <style:text-properties fo:font-weight="normal" officeooo:rsid="03682178" style:font-weight-asian="normal" style:font-weight-complex="normal"/>
    </style:style>
    <style:style style:name="T35" style:family="text">
      <style:text-properties fo:font-weight="normal" officeooo:rsid="03682836" style:font-weight-asian="normal" style:font-weight-complex="normal"/>
    </style:style>
    <style:style style:name="T36" style:family="text">
      <style:text-properties fo:font-weight="normal" officeooo:rsid="0369e31b" style:font-weight-asian="normal" style:font-weight-complex="normal"/>
    </style:style>
    <style:style style:name="T37" style:family="text">
      <style:text-properties fo:font-weight="normal" officeooo:rsid="036a2e62" style:font-weight-asian="normal" style:font-weight-complex="normal"/>
    </style:style>
    <style:style style:name="T38" style:family="text">
      <style:text-properties fo:font-weight="normal" officeooo:rsid="036b3d70" style:font-weight-asian="normal" style:font-weight-complex="normal"/>
    </style:style>
    <style:style style:name="T39" style:family="text">
      <style:text-properties fo:font-weight="normal" officeooo:rsid="036babcc" style:font-weight-asian="normal" style:font-weight-complex="normal"/>
    </style:style>
    <style:style style:name="T40" style:family="text">
      <style:text-properties fo:font-weight="normal" officeooo:rsid="036f1ef1" style:font-weight-asian="normal" style:font-weight-complex="normal"/>
    </style:style>
    <style:style style:name="T41" style:family="text">
      <style:text-properties fo:font-weight="normal" officeooo:rsid="0370f76f" style:font-weight-asian="normal" style:font-weight-complex="normal"/>
    </style:style>
    <style:style style:name="T42" style:family="text">
      <style:text-properties fo:font-weight="normal" officeooo:rsid="0372d291" style:font-weight-asian="normal" style:font-weight-complex="normal"/>
    </style:style>
    <style:style style:name="T43" style:family="text">
      <style:text-properties fo:font-weight="normal" officeooo:rsid="03743f06" style:font-weight-asian="normal" style:font-weight-complex="normal"/>
    </style:style>
    <style:style style:name="T44" style:family="text">
      <style:text-properties fo:font-weight="normal" officeooo:rsid="0374ca40" style:font-weight-asian="normal" style:font-weight-complex="normal"/>
    </style:style>
    <style:style style:name="T45" style:family="text">
      <style:text-properties officeooo:rsid="00d8d60e"/>
    </style:style>
    <style:style style:name="T46" style:family="text">
      <style:text-properties officeooo:rsid="0283ca25"/>
    </style:style>
    <style:style style:name="T47" style:family="text">
      <style:text-properties officeooo:rsid="02863d0e"/>
    </style:style>
    <style:style style:name="T48" style:family="text">
      <style:text-properties officeooo:rsid="028674ed"/>
    </style:style>
    <style:style style:name="T49" style:family="text">
      <style:text-properties fo:font-style="italic" officeooo:rsid="030d2b6c" style:font-style-asian="italic" style:font-style-complex="italic"/>
    </style:style>
    <style:style style:name="T50" style:family="text">
      <style:text-properties fo:font-style="italic" officeooo:rsid="031b2e6f" style:font-style-asian="italic" style:font-style-complex="italic"/>
    </style:style>
    <style:style style:name="T51" style:family="text">
      <style:text-properties fo:font-style="italic" officeooo:rsid="031c1862" style:font-style-asian="italic" style:font-style-complex="italic"/>
    </style:style>
    <style:style style:name="T52" style:family="text">
      <style:text-properties fo:font-style="italic" officeooo:rsid="031fc872" style:font-style-asian="italic" style:font-style-complex="italic"/>
    </style:style>
    <style:style style:name="T53" style:family="text">
      <style:text-properties fo:font-style="italic" officeooo:rsid="032746d8" style:font-style-asian="italic" style:font-style-complex="italic"/>
    </style:style>
    <style:style style:name="T54" style:family="text">
      <style:text-properties fo:font-style="italic" officeooo:rsid="032a6157" style:font-style-asian="italic" style:font-style-complex="italic"/>
    </style:style>
    <style:style style:name="T55" style:family="text">
      <style:text-properties fo:font-style="italic" officeooo:rsid="0337807d" style:font-style-asian="italic" style:font-style-complex="italic"/>
    </style:style>
    <style:style style:name="T56" style:family="text">
      <style:text-properties fo:font-style="italic" officeooo:rsid="033862d8" style:font-style-asian="italic" style:font-style-complex="italic"/>
    </style:style>
    <style:style style:name="T57" style:family="text">
      <style:text-properties fo:font-style="italic" officeooo:rsid="033c5851" style:font-style-asian="italic" style:font-style-complex="italic"/>
    </style:style>
    <style:style style:name="T58" style:family="text">
      <style:text-properties fo:font-style="italic" officeooo:rsid="03401ccb" style:font-style-asian="italic" style:font-style-complex="italic"/>
    </style:style>
    <style:style style:name="T59" style:family="text">
      <style:text-properties fo:font-style="italic" officeooo:rsid="03444fba" style:font-style-asian="italic" style:font-style-complex="italic"/>
    </style:style>
    <style:style style:name="T60" style:family="text">
      <style:text-properties fo:font-style="italic" officeooo:rsid="034aad8c" style:font-style-asian="italic" style:font-style-complex="italic"/>
    </style:style>
    <style:style style:name="T61" style:family="text">
      <style:text-properties fo:font-style="italic" officeooo:rsid="034c46cc" style:font-style-asian="italic" style:font-style-complex="italic"/>
    </style:style>
    <style:style style:name="T62" style:family="text">
      <style:text-properties fo:font-style="italic" officeooo:rsid="034df101" style:font-style-asian="italic" style:font-style-complex="italic"/>
    </style:style>
    <style:style style:name="T63" style:family="text">
      <style:text-properties fo:font-style="italic" officeooo:rsid="03510836" style:font-style-asian="italic" style:font-style-complex="italic"/>
    </style:style>
    <style:style style:name="T64" style:family="text">
      <style:text-properties fo:font-style="italic" fo:font-weight="normal" officeooo:rsid="03572b2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3577be8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359decc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35a3fbf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35b9b5b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35d1fe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35f8ba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35fdd3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365a5b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366232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682836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6a2e62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6b3d70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36babcc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36d3c2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36f1ef1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70f76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3743f06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374ca40" style:font-style-asian="italic" style:font-weight-asian="normal" style:font-style-complex="italic" style:font-weight-complex="normal"/>
    </style:style>
    <style:style style:name="T83" style:family="text">
      <style:text-properties officeooo:rsid="02efa3f5"/>
    </style:style>
    <style:style style:name="T84" style:family="text">
      <style:text-properties fo:font-weight="bold" officeooo:rsid="007a9720" style:font-weight-asian="bold" style:font-weight-complex="bold"/>
    </style:style>
    <style:style style:name="T85" style:family="text">
      <style:text-properties officeooo:rsid="0304ec1e"/>
    </style:style>
    <style:style style:name="T86" style:family="text">
      <style:text-properties officeooo:rsid="0305d0be"/>
    </style:style>
    <style:style style:name="T87" style:family="text">
      <style:text-properties officeooo:rsid="030769dc"/>
    </style:style>
    <style:style style:name="T88" style:family="text">
      <style:text-properties style:font-name="Liberation Serif" fo:font-style="normal" officeooo:rsid="031fc872" style:font-style-asian="normal" style:font-style-complex="normal"/>
    </style:style>
    <style:style style:name="T89" style:family="text">
      <style:text-properties style:font-name="Liberation Serif" fo:font-style="normal" officeooo:rsid="0324444a" style:font-style-asian="normal" style:font-style-complex="normal"/>
    </style:style>
    <style:style style:name="T90" style:family="text">
      <style:text-properties officeooo:rsid="032746d8"/>
    </style:style>
    <style:style style:name="T91" style:family="text">
      <style:text-properties officeooo:rsid="032a6157"/>
    </style:style>
    <style:style style:name="T92" style:family="text">
      <style:text-properties officeooo:rsid="0337807d"/>
    </style:style>
    <style:style style:name="T93" style:family="text">
      <style:text-properties officeooo:rsid="033862d8"/>
    </style:style>
    <style:style style:name="T94" style:family="text">
      <style:text-properties officeooo:rsid="033c5851"/>
    </style:style>
    <style:style style:name="T95" style:family="text">
      <style:text-properties officeooo:rsid="03401ccb"/>
    </style:style>
    <style:style style:name="T96" style:family="text">
      <style:text-properties officeooo:rsid="03444fba"/>
    </style:style>
    <style:style style:name="T97" style:family="text">
      <style:text-properties officeooo:rsid="034aad8c"/>
    </style:style>
    <style:style style:name="T98" style:family="text">
      <style:text-properties officeooo:rsid="034c46cc"/>
    </style:style>
    <style:style style:name="T99" style:family="text">
      <style:text-properties officeooo:rsid="034df101"/>
    </style:style>
    <style:style style:name="T100" style:family="text">
      <style:text-properties officeooo:rsid="034ebbfd"/>
    </style:style>
    <style:style style:name="T101" style:family="text">
      <style:text-properties officeooo:rsid="0351083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25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<text:span text:style-name="T85">3</text:span>: <text:span text:style-name="T83">VIEWING 3D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45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46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<text:span text:style-name="T86">3</text:span>: <text:span text:style-name="T83">VIEWING 3D</text:span></text:p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19">Documento</text:span><text:span text:style-name="T18"> entregue como requisito </text:span>do <text:span text:style-name="T87">terceiro projeto</text:span> da disciplina <text:span text:style-name="T47">Computação Gráfica</text:span>.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SÃO CARLOS</text:p>
      <text:p text:style-name="P13">201<text:span text:style-name="T48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díce</text:p>
          </text:index-title>
          <text:p text:style-name="P24"><text:a xlink:type="simple" xlink:href="#__RefHeading___Toc501_285129065" text:style-name="Index_20_Link" text:visited-style-name="Index_20_Link">Resumo<text:tab/>4</text:a></text:p>
          <text:p text:style-name="P24"><text:a xlink:type="simple" xlink:href="#__RefHeading___Toc450_274131274" text:style-name="Index_20_Link" text:visited-style-name="Index_20_Link">1 Introdução<text:tab/>5</text:a></text:p>
          <text:p text:style-name="P24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7</text:a></text:p>
        </text:index-body>
      </text:table-of-content>
      <text:p text:style-name="P7"/>
      <text:h text:style-name="P28" text:outline-level="1"/>
      <text:h text:style-name="P29" text:outline-level="1"><text:bookmark-start text:name="__RefHeading___Toc501_285129065"/>Resumo<text:bookmark-end text:name="__RefHeading___Toc501_285129065"/></text:h>
      <text:p text:style-name="P16"><text:tab/><text:span text:style-name="T3">O presente projeto tem como objetivo a implementação de transformações geométricas em um “objeto” tridimensional, </text:span><text:span text:style-name="T4">a fim de visualizá-lo </text:span><text:span text:style-name="T5">em 2D </text:span><text:span text:style-name="T12">(essas transformações são conhecidas como </text:span><text:span text:style-name="T50">Viewing 3D</text:span><text:span text:style-name="T12">)</text:span><text:span text:style-name="T5">, bem como a simulação de uma câmera interativa onde o usuário da aplicação poderá movimentá-la </text:span><text:span text:style-name="T7">pressionando</text:span><text:span text:style-name="T5"> </text:span><text:span text:style-name="T7">teclas </text:span><text:span text:style-name="T5">predefinid</text:span><text:span text:style-name="T7">a</text:span><text:span text:style-name="T5">s </text:span><text:span text:style-name="T6">d</text:span><text:span text:style-name="T5">o teclado, </text:span><text:span text:style-name="T8">e também o </text:span><text:span text:style-name="T49">mouse</text:span><text:span text:style-name="T8">.</text:span></text:p>
      <text:p text:style-name="P16"><text:span text:style-name="T9"><text:tab/></text:span><text:span text:style-name="T10">Ainda, a visualização deve contar com duas maneiras distintas de projetar o mesmo objeto: projeção perspectiva e projeção ortogonal. </text:span></text:p>
      <text:p text:style-name="P16"><text:span text:style-name="T10"><text:tab/></text:span><text:span text:style-name="T11">O objeto que sofrerá as devidas transformações </text:span><text:span text:style-name="T13">deverá ser carregado de um arquivo do tipo </text:span><text:span text:style-name="T51">Wavefront .obj</text:span><text:span text:style-name="T13">, </text:span><text:span text:style-name="T14">contendo os dados necessários (coordenadas dos vértices, coordenadas de textura, vetores normais e faces) para a manipulação do mesmo. </text:span><text:span text:style-name="T15">Caso o objeto tenha textura, a aplicação deverá considerar, tomando a decisão de carregá-la, </text:span><text:span text:style-name="T16">se houver textura. Para isso, o arquivo </text:span><text:span text:style-name="T52">.obj </text:span><text:span text:style-name="T16">terá uma linha com o seguinte conteúdo:</text:span></text:p>
      <text:p text:style-name="P20"><text:span text:style-name="Source_20_Text"><text:span text:style-name="T16">usemtl Material_</text:span></text:span><text:span text:style-name="Source_20_Text"><text:span text:style-name="T17">tex</text:span></text:span><text:span text:style-name="Source_20_Text"><text:span text:style-name="T16">.png</text:span></text:span></text:p>
      <text:p text:style-name="P19"><text:span text:style-name="Source_20_Text"><text:span text:style-name="T88"><text:tab/></text:span></text:span><text:span text:style-name="Source_20_Text"><text:span text:style-name="T89">Esta linha indica se o material tem textura, e deverá ser carregada pela aplicação.</text:span></text:span></text:p>
      <text:p text:style-name="P17"/>
      <text:h text:style-name="P27" text:outline-level="1"/>
      <text:h text:style-name="P31" text:outline-level="1"><text:bookmark-start text:name="__RefHeading___Toc450_274131274"/>1 Introdução<text:bookmark-end text:name="__RefHeading___Toc450_274131274"/></text:h>
      <text:p text:style-name="P22"><text:tab/><text:span text:style-name="T90">Para visualizar objetos 3D (cubos, paralelepípedos, esfera, etc) utilizando a </text:span><text:span text:style-name="T53">API </text:span><text:span text:style-name="T90">gráfica </text:span><text:span text:style-name="T53">OpenGL</text:span><text:span text:style-name="T90">, é necessário uma série de transformações para obter o resultado final, pois a </text:span><text:span text:style-name="T54">API </text:span><text:span text:style-name="T91">não automatiza este processo. Essas transformações gráficas que serão aplicados no objeto desejado, são basicamente, escalas, translações e rotações a fim de simular um sistema de visualização de objetos. Esse sistema é composto por um observador, comumente denominado de câmera, onde, este, tem propriedades como o campo de visão, e para onde este observador está olhando, por exemplo.</text:span></text:p>
      <text:p text:style-name="P23"><text:tab/><text:span text:style-name="T92">Antes de começar a realizar as transformações no objeto, necessita-se do objeto descrito em coodenadas dos vértices que o compõem, sendo estes definidos (como realizado no projeto) em um arquivo </text:span><text:span text:style-name="T56">Wavefront </text:span><text:span text:style-name="T55">.</text:span><text:span text:style-name="T56">obj</text:span><text:span text:style-name="T93">, por exemplo, ou em um </text:span><text:span text:style-name="T57">array </text:span><text:span text:style-name="T94">de vértices. Como o objeto, comumente, é descrito em um sistema de coordenadas chamado sistema de coordenadas do mundo, é necessário mudar o sistema de coordenadas do objeto, ou seja, o objeto terá as coordenadas dos vértices que o descrevem alteradas. Essa mudança de um sistema de coordenadas para outro é feita por uma transformação aplicada nos vértices do objeto através do </text:span><text:span text:style-name="T58">vertex shader</text:span><text:span text:style-name="T95"> na etapa do </text:span><text:span text:style-name="T58">pipeline </text:span><text:span text:style-name="T95">gráfico chamada de</text:span><text:span text:style-name="T58"> vertex processor</text:span><text:span text:style-name="T95">, e a mudança de sistemas é chamada de </text:span><text:span text:style-name="T58">mudança de sistemas de coordenadas do mundo para o sistema de coordenadas de visão</text:span><text:span text:style-name="T95">.</text:span></text:p>
      <text:p text:style-name="P23"><text:tab/><text:span text:style-name="T96">O sistema de coordenadas de visão é composto por um observador, ou câmera, que é descrito, a priori, por dois pontos chamados de </text:span><text:span text:style-name="T59">ponto de observação</text:span><text:span text:style-name="T96"> e </text:span><text:span text:style-name="T59">ponto look at</text:span><text:span text:style-name="T96">. Fazendo uma analogia com o mundo real, o </text:span><text:span text:style-name="T59">ponto de observação</text:span><text:span text:style-name="T96"> é onde o observador está, já o </text:span><text:span text:style-name="T59">ponto look at</text:span><text:span text:style-name="T96"> é para onde (um único ponto) o observador está olhando. Estes dois pontos determinam o vetor de observação, que será também o eixo </text:span><text:span text:style-name="T60">z</text:span><text:span text:style-name="T97"> do novo sistema de coordenadas (sistema de coordenadas de visão). Após definido o vetor de visão, é necessário definir mais 2 vetores: o vetor que será o novo eixo </text:span><text:span text:style-name="T61">x</text:span><text:span text:style-name="T98"> e o vetor que será o novo eixo </text:span><text:span text:style-name="T61">y</text:span><text:span text:style-name="T98">. O vetor do eixo </text:span><text:span text:style-name="T62">x</text:span><text:span text:style-name="T99"> pode ser calculado realizando o produto vetorial entre o vetor ĵ e o novo eixo </text:span><text:span text:style-name="T62">x</text:span><text:span text:style-name="T99">; e o novo eixo </text:span><text:span text:style-name="T62">y</text:span><text:span text:style-name="T99"> pode ser calculado tomando o produto vetorial entre o vetor calculado anteriormente e o novo eixo </text:span><text:span text:style-name="T62">z</text:span><text:span text:style-name="T99">, lembrando que estes 3 vetores calculados devem ter norma igual a um e serem ortogonais. Para compor e finalizar a matriz de mudança de sistema, basta adicionar uma translação para a origem do novo sistema de coordenadas.</text:span></text:p>
      <text:p text:style-name="P23"><text:soft-page-break/><text:tab/><text:span text:style-name="T100">Para finalizar e ter a visão do objeto 3D em 2D, é necessário projetá-lo utilizando de determinada maneira. No projeto, foram utilizadas duas maneiras de projeção: projeção ortogonal e projeção perspectiva.<text:tab/></text:span></text:p>
      <text:p text:style-name="P23"><text:tab/><text:span text:style-name="T101">Na projeção perspectiva, são definidos alguns parâmetros como o campo de visão que contém um plano próximo (</text:span><text:span text:style-name="T63">znear</text:span><text:span text:style-name="T101">) e o plano afastado (</text:span><text:span text:style-name="T63">zfar</text:span><text:span text:style-name="T101">), além de um ângulo de visão.</text:span></text:p>
      <text:p text:style-name="P21"/>
      <text:h text:style-name="P30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18"><text:span text:style-name="T84"><text:tab/></text:span><text:span text:style-name="T20">Além das classes existentes por conta de desenvolvimentos anteriores, foram criadas classes de modo a facilitar a manutenabilidade do código.</text:span></text:p>
      <text:p text:style-name="P18"><text:span text:style-name="T20"><text:tab/></text:span><text:span text:style-name="T21">Para o projeto atual, foi criado uma classe </text:span><text:span text:style-name="T64">Camera</text:span><text:span text:style-name="T21"> para conter dados referentes à câmera da cena </text:span><text:span text:style-name="T22">(um </text:span><text:span text:style-name="T65">array</text:span><text:span text:style-name="T22"> com os elementos de transformação do sistema de coordenadas do mundo para o sistema de coordenadas da câmera), bem como as funções necessárias (construtor, destrutor, etc). </text:span></text:p>
      <text:p text:style-name="P18"><text:span text:style-name="T22"><text:tab/>A classe </text:span><text:span text:style-name="T65">Camera</text:span><text:span text:style-name="T22"> utiliza-se da classe </text:span><text:span text:style-name="T66">Vec3D</text:span><text:span text:style-name="T23">, que por sua vez, utiliza-se da classe </text:span><text:span text:style-name="T66">Ponto</text:span><text:span text:style-name="T23">.</text:span></text:p>
      <text:p text:style-name="P18"><text:span text:style-name="T23"><text:tab/></text:span><text:span text:style-name="T24">Representando um vetor no espaço tridimensional, a classe </text:span><text:span text:style-name="T67">Vec3D</text:span><text:span text:style-name="T24"> faz uso, também, da classe </text:span><text:span text:style-name="T67">Ponto</text:span><text:span text:style-name="T24">. </text:span><text:span text:style-name="T25">Para definir um vetor 3D, basta instanciar um objeto do tipo </text:span><text:span text:style-name="T68">Vec3D</text:span><text:span text:style-name="T25"> passando como parâmetros para seu construtor dois objetos do tipo </text:span><text:span text:style-name="T68">Ponto</text:span><text:span text:style-name="T25">: um sendo o começo do vetor, e o outro sendo o final. </text:span><text:span text:style-name="T26">A classe também contém operações relacionadas a vetores – produto escalar, produto vetorial, normalização, produto por escalar, produto com ponto, adição, dentre outros.</text:span></text:p>
      <text:p text:style-name="P18"><text:span text:style-name="T26"><text:tab/></text:span><text:span text:style-name="T69">Ponto</text:span><text:span text:style-name="T27"> contém informações sobre as coordenadas (</text:span><text:span text:style-name="T69">x, y, z</text:span><text:span text:style-name="T27">) do ponto no espaço, </text:span><text:span text:style-name="T28">além <text:s/>de operações como adição e subtração.</text:span></text:p>
      <text:p text:style-name="P18"><text:span text:style-name="T28"><text:tab/></text:span><text:span text:style-name="T29">Foi criada também uma funcionalidade para ler um arquivo </text:span><text:span text:style-name="T70">Wavefront .obj</text:span><text:span text:style-name="T29">, utilizando uma classe chamada </text:span><text:span text:style-name="T70">Vertex3D</text:span><text:span text:style-name="T29">. </text:span><text:span text:style-name="T30">Ela representa, a priori, um vértice, que, em conjunto com a estrutura </text:span><text:span text:style-name="T71">vector</text:span><text:span text:style-name="T30"> do C++ </text:span><text:span text:style-name="T31">são usadas para armazenar os dados lidos do arquivo.</text:span></text:p>
      <text:p text:style-name="P18"><text:span text:style-name="T31"><text:tab/></text:span><text:span text:style-name="T32">A projeção é uma funcionalidade da classe </text:span><text:span text:style-name="T72">GraphicMath</text:span><text:span text:style-name="T32">, sendo que para utilizá-la basta instanciá-la e chamar a função </text:span><text:span text:style-name="T73">perspective_matrix</text:span><text:span text:style-name="T33"> </text:span><text:span text:style-name="T34">para retornar a matriz de projeção perspectiva.</text:span></text:p>
      <text:p text:style-name="P18"><text:span text:style-name="T34"><text:tab/></text:span><text:span text:style-name="T74">Shaders</text:span><text:span text:style-name="T35"> são lidos de arquivos </text:span><text:span text:style-name="T74">.shd</text:span><text:span text:style-name="T35"> com o auxílio da classe </text:span><text:span text:style-name="T74">Shader </text:span><text:span text:style-name="T37">e </text:span><text:span text:style-name="T75">ShaderSource</text:span><text:span text:style-name="T35">. Esta classe,</text:span><text:span text:style-name="T74"> </text:span><text:span text:style-name="T76">Shader</text:span><text:span text:style-name="T38">,</text:span><text:span text:style-name="T74"> </text:span><text:span text:style-name="T35">contém funções para manipular os </text:span><text:span text:style-name="T74">shaders</text:span><text:span text:style-name="T35"> (</text:span><text:span text:style-name="T36">carregar um código</text:span><text:span text:style-name="T35"> </text:span><text:span text:style-name="T78">GLSL</text:span><text:span text:style-name="T35">, compilar e utilizar). </text:span><text:span text:style-name="T39">Já a classe </text:span><text:span text:style-name="T77">ShaderSource</text:span><text:span text:style-name="T39"> é utilizada para ler um arquivo com código </text:span><text:span text:style-name="T77">GLSL</text:span><text:span text:style-name="T39">.</text:span></text:p>
      <text:p text:style-name="P18"><text:span text:style-name="T77"><text:tab/></text:span><text:span text:style-name="T40">Para representar um </text:span><text:span text:style-name="T79">shader program</text:span><text:span text:style-name="T40">, foi criada a classe </text:span><text:span text:style-name="T79">ShaderProgram </text:span><text:span text:style-name="T41">para criar, anexar e utilizar um </text:span><text:span text:style-name="T42">S</text:span><text:span text:style-name="T80">hader</text:span><text:span text:style-name="T41">.</text:span></text:p>
      <text:p text:style-name="P18"><text:span text:style-name="T41"><text:tab/></text:span><text:span text:style-name="T43">No arquivo </text:span><text:span text:style-name="T81">main.cpp</text:span><text:span text:style-name="T43"> contém o </text:span><text:span text:style-name="T81">loop</text:span><text:span text:style-name="T43"> que renderiza a cena e manipula as interações do usuário com a aplicação. </text:span><text:span text:style-name="T44">A parte de interação com o usuário é feita através das funções </text:span><text:span text:style-name="T82">key_pressed_callback</text:span><text:span text:style-name="T44"> e </text:span><text:span text:style-name="T82">process_input</text:span><text:span text:style-name="T4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6-16T00:11:02.287692968</dc:date>
    <meta:editing-duration>P1DT1H47M45S</meta:editing-duration>
    <meta:editing-cycles>801</meta:editing-cycles>
    <meta:generator>LibreOffice/6.2.4.2.0$Linux_X86_64 LibreOffice_project/20$Build-2</meta:generator>
    <meta:document-statistic meta:table-count="0" meta:image-count="0" meta:object-count="0" meta:page-count="7" meta:paragraph-count="39" meta:word-count="1014" meta:character-count="6296" meta:non-whitespace-character-count="5296"/>
  </office:meta>
</office:document-meta>
</file>